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loext:graphic-properties draw:fill-color="#ffffff"/>
      <style:text-properties fo:font-size="72pt" style:font-size-asian="72pt" style:font-size-complex="72pt"/>
    </style:style>
    <style:style style:name="P3" style:family="paragraph">
      <loext:graphic-properties draw:fill-color="#ffffff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Haskell</text:span></text:p>
            <text:p text:style-name="P1"><text:span text:style-name="T1">For</text:span></text:p>
            <text:p text:style-name="P1"><text:span text:style-name="T1">Web Serv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Slides available on github: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5:16:29.469972961</meta:creation-date>
    <dc:date>2017-01-29T15:18:41.926351066</dc:date>
    <meta:editing-duration>PT2M12S</meta:editing-duration>
    <meta:editing-cycles>1</meta:editing-cycles>
    <meta:document-statistic meta:object-count="27"/>
    <meta:generator>LibreOffice/5.2.2.2$Linux_X86_64 LibreOffice_project/20m0$Build-2</meta:generator>
  </office:meta>
</office:document-meta>
</file>